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Fett" style:font-family-generic="roman" style:font-pitch="variable"/>
    <style:font-face style:name="FreeSerif2" svg:font-family="FreeSerif" style:font-adornments="Kursiv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1.6cm" style:rel-column-width="6552*"/>
    </style:style>
    <style:style style:name="Tabela1.B" style:family="table-column">
      <style:table-column-properties style:column-width="1.6cm" style:rel-column-width="6553*"/>
    </style:style>
    <style:style style:name="Tabela1.D" style:family="table-column">
      <style:table-column-properties style:column-width="1.6cm" style:rel-column-width="6554*"/>
    </style:style>
    <style:style style:name="Tabela1.H" style:family="table-column">
      <style:table-column-properties style:column-width="1.6cm" style:rel-column-width="655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J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FreeSerif"/>
    </style:style>
    <style:style style:name="P2" style:family="paragraph" style:parent-style-name="Text_20_body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FreeSerif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Free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Caption">
      <style:text-properties style:font-name="FreeSerif"/>
    </style:style>
    <style:style style:name="P8" style:family="paragraph" style:parent-style-name="Caption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FreeSerif" fo:font-size="12pt" style:font-size-asian="12pt" style:font-size-complex="12pt"/>
    </style:style>
    <style:style style:name="P10" style:family="paragraph" style:parent-style-name="Heading_20_1">
      <style:text-properties style:font-name="FreeSerif"/>
    </style:style>
    <style:style style:name="P11" style:family="paragraph" style:parent-style-name="Heading_20_1">
      <style:paragraph-properties fo:text-align="justify" style:justify-single-word="false"/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1">
      <style:paragraph-properties fo:text-align="justify" style:justify-single-word="false"/>
      <style:text-properties style:font-name="FreeSerif"/>
    </style:style>
    <style:style style:name="P13" style:family="paragraph" style:parent-style-name="Heading_20_1">
      <style:paragraph-properties fo:text-align="justify" style:justify-single-word="false" fo:break-before="page"/>
      <style:text-properties style:font-name="FreeSerif" fo:font-size="12pt" style:font-size-asian="12pt" style:font-size-complex="12pt"/>
    </style:style>
    <style:style style:name="P14" style:family="paragraph" style:parent-style-name="Footer">
      <style:paragraph-properties fo:text-align="end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FreeSerif" fo:font-size="12pt" style:font-size-asian="12pt" style:font-size-complex="12pt"/>
    </style:style>
    <style:style style:name="T8" style:family="text">
      <style:text-properties style:font-name="FreeSerif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14.07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Título: gestão de operações sustentáveis para <text:span text:style-name="T2">Data Centers</text:span></text:h>
      <text:p text:style-name="P6"><text:span text:style-name="T7">Resumo: </text:span></text:p>
      <text:p text:style-name="P6"><text:span text:style-name="T7">Navegar na internet, pagar contas pelo aplicativo do banco, ver fotos e vídeos num ritmo frenético tem um custo ambiental que muitas vezes não é percebido. Este estudo exploratório visa uma abordagem inicial para a delimitação do problema, identificar o custo ambiental deste novo modo de vida conectados 24h por dia à internet. Para esta comunicação ser feita é preciso grandes centrais de dados, prédios com milhares de computadores empilhados com a única função de processamento de dados, denominados </text:span><text:span text:style-name="T8">Data Center</text:span><text:span text:style-name="T7">. Aparentemente sem custo ambiental, mandar um e-mail pode ter um impacto insignificante, mas quando se fala na comunicação constante e continua crescente deste modo de vida, o consumo de dados está exigindo prédios cada vez maiores, com mais prateleiras de computadores empilhados, esquentando de maneira disforme os seus componentes, exigindo estratégias de resfriamento criativas para diminuir o impacto ambiental. </text:span></text:p>
      <text:p text:style-name="P6"><text:span text:style-name="T7">Para auxiliar a construção deste estudo, foram avaliados vídeos, fotos, diagramas e informações em portais de empresas com grandes prédios dedicados para </text:span><text:span text:style-name="T8">Data Centers</text:span><text:span text:style-name="T7">, como empresas globais de rede social, modo de vida, produtos corporativos e de busca, além de empresas brasileiras de hospedagem de sites e um grande banco brasileiro. </text:span></text:p>
      <text:p text:style-name="P6"><text:span text:style-name="T7">De acordo com o novo Marco Civil da internet, </text:span>"o Poder Executivo, por meio de Decreto, poderá obrigar os provedores de conexão e de aplicações de Internet (...) a instalarem ou utilizarem estruturas para armazenamento, gerenciamento e disseminação de dados em território nacional". Com isso, as empresas podem ser obrigadas a manter os dados localizados em território nacional, dentro da jurisdição e com respaldo legal, diferente do que ocorre hoje em dia, onde temos por exemplo empresas americanas, com clientes brasileiros, mas sem aparato físico em nosso território.</text:p>
      <text:p text:style-name="P2">pelo simples fato de que as operações são pedidas em um local e normalmente são feitas por um computador a milhares de quilometros de distância.</text:p>
      <text:h text:style-name="P13" text:outline-level="1">Introdução</text:h>
      <text:p text:style-name="P2">Muito se fala na economia da digitalização de documentos, colocando na balança apenas o impacto ambiental advindo da utilização do papel, uma conta onde só entra a derrubada de árvores para sua fabricação, como se o impacto ambiental da gestão virtual de arquivos fosse zero. Antes mesmo de qualquer análise comparativa entre o impacto ambiental da gestão de dados no papel e nos computadores (digital), nota-se que o papel não precisa de energia elétrica para consultar seus dados, já os arquivos digitais ficam armazenados, estocados, em computadores, que conectados, formam uma superestrutura, envolvendo prédio e máquina, denominada <text:span text:style-name="T2">Data Center</text:span>, ou central de dados.</text:p>
      <text:p text:style-name="P2"><draw:frame draw:style-name="fr1" draw:name="figura2" text:anchor-type="as-char" svg:width="15.961cm" svg:height="9.731cm" draw:z-index="0"><draw:image xlink:href="https://tctechcrunch2011.files.wordpress.com/2014/11/1795561_675414769215779_534700529522168794_n.jpg?w=738" xlink:type="simple" xlink:show="embed" xlink:actuate="onLoad"/></draw:frame></text:p>
      <text:p text:style-name="P8">Imagem 1: Data Center de uma rede social, localizado em Altoona, Iowa, EUA, inaugurado em novembro de 2014. Observa-se que na foto que existe uma grande lagoa, acredita-se que seja a água que circula para resfriamento. Ao fundo existe um espaço preparado para a construção de um segundo prédio, idêntico, além de ter espaço para um terceiro na planta. Tem-se noção do tamanho ao observar um caminhão próximo ao edifício. Foto por Hodnett Photographics LLC</text:p>
      <text:p text:style-name="P2">Sua construção, assim como de qualquer outro edifício, tem seu impacto ambiental por si só, porém é o gasto de energia elétrica que é considerável, já que estes computadores ficam ligados sem pausa, esperando conexões de outras máquinas, como outros computadores, celulares, televisores inteligentes, ou qualquer dispositivo com acesso a internet. De acordo com um dirigentes de uma grande empresa de busca, o consumo total de energia elétrica de um grande <text:span text:style-name="T2">Data Center </text:span>é fixo, proporcional ao consumo de dados, já o custo mensal deste consumo pode variar dependendo da localização, para um grande Data Center no Brasil, o gasto estimado seria de U$950.000, no Chile 750 e nos EUA 650. (Chao, 2013)</text:p>
      <text:p text:style-name="P2"><text:soft-page-break/>Quando nossos computadores entram em contato com o <text:span text:style-name="T2">Data Center</text:span>, via internet por exemplo, faz um pedido de assistir um vídeo, o mesmo é automaticamente processado (milésimos de segundo), podendo ou não ser autorizado. Essa comunicação pode ser tão rápida quanto o clique do mouse ou o dedo pressionando uma tela touch para trocar de vídeo, as vezes nem nos damos contas que o arquivo de vídeo que estamos vendo está muitas vezes armazenado em computadores em outros países, principalmente Estados Unidos, ou até mesmo em outros continentes, acessados em centésimos de segundos.</text:p>
      <text:p text:style-name="P2">Assim que um pedido é autorizado o computador central do <text:span text:style-name="T2">Data Center </text:span>precisa localizar o arquivo dentro da sua rede interna, <text:s text:c="2"/>pois são muitos computadores conectados, começa então o consumo intenso de energia elétrica. Apesar dos arquivos estarem armazenados magneticamente em discos rígidos, estáveis, é necessário energia elétrica para consultar estes arquivos. Estes são então convertidos, passam da forma magnética, no disco rígido, para a forma elétrica, sendo temporariamente armazenados na memória do servidor, para em pacotes, ser entregue para o cliente. Novamente volto ao exemplo do vídeo, recebemos pequenos pacotes com os pedaços do arquivo, por isso, algumas vezes ocorre travamento, não recebemos o arquivo inteiro, quando ocorre travamento é provável problema de conexão com o <text:span text:style-name="T2">Data Center</text:span>.</text:p>
      <text:p text:style-name="P2">O impacto ambiental de uma requisição de arquivo versus a impressão de uma folha de papel é a primeira vista muito inferior, mas a contabilização poderia ser mais ampla, em termos de metodologia foi procurado abranger o impacto ambiental de uma estrutura da gestão de arquivos, não somente o impacto de uma impressão de uma folha versus o disparo de um e-mail. Tentou-se a partir de uma visão que tenta ser mais holística, estimar o real impacto ambiental de cada componente necessário na cadeia e na gestão de todo o processo de consulta e armazenamento de dados digitais, dentro do atual paradigma tecnológico. Apesar de parecer uma abordagem muito sistemática, a proposta é um sistema simples.</text:p>
      <text:h text:style-name="P12" text:outline-level="1">Metodologia</text:h>
      <text:p text:style-name="P3">Utilizou-se a metodologia de análise documental e da observação, grandes empresas, gestoras dos maiores <text:span text:style-name="T2">Data Centers </text:span>do planeta, divulgam informações e vídeos com detalhes sobre a fabricação, manutenção, gestão e impactos ambientais de seus projetos de <text:span text:style-name="T2">Data Center</text:span><text:span text:style-name="T4">, já que esta acaba se tornando invariavelmente tarefa central deste tipo de empresa.</text:span> Foram observados os prédios dos <text:span text:style-name="T2">Data Centers </text:span>de uma grande rede social inaugurado em 2010 em <text:span text:style-name="T2">Forest City</text:span>, Carolina do Norte, EUA, divulgado como um detentor de um dos melhores índices de eficiência energética para instalações do mesmo porte, e outro da mesma empresa, em <text:span text:style-name="T2">Altoona</text:span>, IOWA, EUA, onde no mesmo espaço existe um grande <text:span text:style-name="T2">Data Center</text:span><text:span text:style-name="T4">, que entrou em</text:span> operação em 2014, com outro igual em fase final de construção, com a expectativa de iniciar suas operações neste ano de 2015, e um terceiro com expectativa para iniciar a construção 2016.</text:p>
      <text:p text:style-name="P3">Outro prédio estudado é mantido pela grande rede de busca, sendo considerado como um dos <text:span text:style-name="T2">Data Centers</text:span> mais ecológicos da companhia, localizado na Finlândia. Dentro deste estudo também foi coletadas e analisadas informações sobre e o maior <text:span text:style-name="T2">Data Center</text:span> construído pela empresa de produtos corporativos, em 2011, nos EUA, sendo que a mesma também mantém <text:soft-page-break/>um <text:span text:style-name="T2">Data Center</text:span> no Brasil, localizado na cidade de São Paulo, considerado o maior da América Latina. A última empresa global deste estudo é a empresa de modo de vida, que mantém um grande <text:span text:style-name="T2">Data Center </text:span>em <text:span text:style-name="T2">Maiden</text:span>, Carolina do Norte, EUA. </text:p>
      <text:p text:style-name="P3">Além destas empresas, que são referencias mundiais, para se aproximar da realidade brasileira, dentro do escopo possível de um estudo exploratório, foi-se analisado informações fornecidas por grandes empresas brasileiras de serviços de internet, como um portal tradicional, uma empresa de hospedagem e um grande banco. A empresa de hospedagem, possui dois <text:span text:style-name="T2">Data Centers</text:span><text:span text:style-name="T4"> na cidade de</text:span> São Paulo, que, de acordo com a própria companhia, um destes é considerado o maior <text:span text:style-name="T2">Data Center v</text:span>erde da América Latina. O banco construiu recententemente um grande <text:span text:style-name="T3">Data Center</text:span> com edificação própria, em Brasília, Distrito Federal, Brasil.</text:p>
      <text:p text:style-name="P3"><draw:frame draw:style-name="fr3" draw:name="figura4" text:anchor-type="as-char" svg:width="16.011cm" svg:height="10.673cm" draw:z-index="2"><draw:image xlink:href="http://www.google.com/about/datacenters/gallery/images/_2000/PRY_20.jpg" xlink:type="simple" xlink:show="embed" xlink:actuate="onLoad"/></draw:frame></text:p>
      <text:p text:style-name="P7">Imagem 2: prateleiras de computadores em <text:span text:style-name="T2">Data Center</text:span> localizado em <text:span text:style-name="T2">Mayes County</text:span>, Oklahoma, EUA. Fonte: reprodução, empresa de busca.</text:p>
      <text:p text:style-name="P3">Todas as informações sobre o impacto ambiental individual de cada projeto de <text:span text:style-name="T2">Data Center</text:span> foi divulgado por sua empresa gestora, porém, ainda dentro da intenção exploratório, foi se agrupado e clusterizado alguns destes dados de maneira subjetiva pelo autor de modo a acelerar o processo de análise dos dados, pois não é o objetivo final de um estudo exploratório a conclusão ou mesmo um resultado conclusivo, tendo por objetivo uma análise do autor por meio de uma matéria, objeto ou disciplina com a finalidade de ter um primeiro contato estruturado com o tema.</text:p>
      <text:h text:style-name="P10" text:outline-level="1"><text:soft-page-break/>Análise dos dados</text:h>
      <text:p text:style-name="P3">O foco deste estudo são a estrutura denominada <text:span text:style-name="T2">Data Center</text:span>, prédios e máquinas, em alguns casos projetos, mas principalmente instalações que ocupem um imóvel inteiro dedicado ao armazenamento de dados, um grande galpão na maioria dos casos, aonde se conectam e empilham milhares de computadores. O crescimento destes projetos é frenético, por exemplo, um dos <text:span text:style-name="T2">Data Centers</text:span> da empresa de rede social recebe diariamente entregas de computadores empilhados em caminhões, tudo isso para suportar o ritmo de crescimento na coleta e armazenamento de dados.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/>
        <table:table-column table:style-name="Tabela1.D" table:number-columns-repeated="2"/>
        <table:table-column table:style-name="Tabela1.H"/>
        <table:table-column table:style-name="Tabela1.D"/>
        <table:table-column table:style-name="Tabela1.B"/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Prédio verdes</text:p>
          </table:table-cell>
          <table:table-cell table:style-name="Tabela1.A1" office:value-type="string">
            <text:p text:style-name="P9">Energia renovável</text:p>
          </table:table-cell>
          <table:table-cell table:style-name="Tabela1.A1" office:value-type="string">
            <text:p text:style-name="P9">Reutilização água</text:p>
          </table:table-cell>
          <table:table-cell table:style-name="Tabela1.A1" office:value-type="string">
            <text:p text:style-name="P9">Virtualização</text:p>
          </table:table-cell>
          <table:table-cell table:style-name="Tabela1.A1" office:value-type="string">
            <text:p text:style-name="P9">Próprio sistema operacional</text:p>
          </table:table-cell>
          <table:table-cell table:style-name="Tabela1.A1" office:value-type="string">
            <text:p text:style-name="P9">Características distintivas</text:p>
          </table:table-cell>
          <table:table-cell table:style-name="Tabela1.A1" office:value-type="string">
            <text:p text:style-name="P9">Temperatura de funcionamento</text:p>
          </table:table-cell>
          <table:table-cell table:style-name="Tabela1.A1" office:value-type="string">
            <text:p text:style-name="P9">Controle do fluxo de ar</text:p>
          </table:table-cell>
          <table:table-cell table:style-name="Tabela1.J1" office:value-type="string">
            <text:p text:style-name="P9">PUE</text:p>
          </table:table-cell>
        </table:table-row>
        <table:table-row>
          <table:table-cell table:style-name="Tabela1.A2" office:value-type="string">
            <text:p text:style-name="P9">Empresa global de busca</text:p>
          </table:table-cell>
          <table:table-cell table:style-name="Tabela1.A2" office:value-type="string">
            <text:p text:style-name="P9">Finlandia (1)</text:p>
          </table:table-cell>
          <table:table-cell table:style-name="Tabela1.A2" office:value-type="string">
            <text:p text:style-name="P9">Maior parte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Referência no mercado, práticas inovadoras, como utilização de água de degelo</text:p>
          </table:table-cell>
          <table:table-cell table:style-name="Tabela1.A2" office:value-type="string">
            <text:p text:style-name="P9">Pouco resfriamento</text:p>
          </table:table-cell>
          <table:table-cell table:style-name="Tabela1.A2" office:value-type="string">
            <text:p text:style-name="P9">Total, via sistema de ventilação</text:p>
          </table:table-cell>
          <table:table-cell table:style-name="Tabela1.J2" office:value-type="string">
            <text:p text:style-name="P9">-</text:p>
          </table:table-cell>
        </table:table-row>
        <table:table-row>
          <table:table-cell table:style-name="Tabela1.A2" office:value-type="string">
            <text:p text:style-name="P9">Empresa global de produtos corporativos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Entrada tardia, mas crescimento rápido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J2" office:value-type="string">
            <text:p text:style-name="P9">-</text:p>
          </table:table-cell>
        </table:table-row>
        <table:table-row>
          <table:table-cell table:style-name="Tabela1.A2" office:value-type="string">
            <text:p text:style-name="P9">Empresa global de modo de vida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Quase na totalidade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Projetando o maior <text:span text:style-name="T2">Data Center</text:span> do Mundo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J2" office:value-type="string">
            <text:p text:style-name="P9">-</text:p>
          </table:table-cell>
        </table:table-row>
        <table:table-row>
          <table:table-cell table:style-name="Tabela1.A2" office:value-type="string">
            <text:p text:style-name="P9">Empresa global <text:soft-page-break/>de rede social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Crescimento <text:soft-page-break/>exponencial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J2" office:value-type="string">
            <text:p text:style-name="P9">1.05 ~ 1.06</text:p>
          </table:table-cell>
        </table:table-row>
        <table:table-row>
          <table:table-cell table:style-name="Tabela1.A2" office:value-type="string">
            <text:p text:style-name="P9">Empresa brasileira de hospedagem 1</text:p>
          </table:table-cell>
          <table:table-cell table:style-name="Tabela1.A2" office:value-type="string">
            <text:p text:style-name="P9">São Paulo (1)</text:p>
          </table:table-cell>
          <table:table-cell table:style-name="Tabela1.A2" office:value-type="string">
            <text:p text:style-name="P9">não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Grande <text:span text:style-name="T2">player</text:span>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J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Empresa brasileira de hospedagem 2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não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Tradicional no mercado brasileiro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J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9">Grande banco brasileiro</text:p>
          </table:table-cell>
          <table:table-cell table:style-name="Tabela1.A2" office:value-type="string">
            <text:p text:style-name="P9">Brasília (1)</text:p>
          </table:table-cell>
          <table:table-cell table:style-name="Tabela1.A2" office:value-type="string">
            <text:p text:style-name="P9">não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Sim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<text:span text:style-name="T3">Data Center</text:span> recente</text:p>
          </table:table-cell>
          <table:table-cell table:style-name="Tabela1.A2" office:value-type="string">
            <text:p text:style-name="P9">-</text:p>
          </table:table-cell>
          <table:table-cell table:style-name="Tabela1.A2" office:value-type="string">
            <text:p text:style-name="P9">-</text:p>
          </table:table-cell>
          <table:table-cell table:style-name="Tabela1.J2" office:value-type="string">
            <text:p text:style-name="P9"/>
          </table:table-cell>
        </table:table-row>
      </table:table>
      <text:p text:style-name="P8">* O traço '-' representa informação não localizada no período da construção do texto</text:p>
      <text:p text:style-name="P3">A construção de prédios mais eficientes</text:p>
      <text:h text:style-name="P10" text:outline-level="1">Revisão da Literatura</text:h>
      <text:p text:style-name="P3">O processador é o elemento central de todo o debate quando o assunto é tecnologia da <text:s/>informação, até mesmo quando o escopo da proposta é estimar o impacto ambiental de toda uma estrutura predial e de máquinas, todos os outros elementos se tornam menos importantes diante do peso que tem o aquecimento do processador devido ao seu uso intenso...</text:p>
      <text:p text:style-name="P3">De acordo com Uusitalo e Mikkola, 1998, a tecnologia de processadores encontra-se num “envelope” de eficiência energética, as principais empresas de tecnologia deste estudo, empresas mantenedoras de gigantescos <text:span text:style-name="T2">Data Centers</text:span>, são basicamente clientes de três grandes empresas que fornecem computadores para suas operações, ou seja, a maioria dos computadores empilhados nos prédios vai conter um logotipo de alguma destas três empresas estampados na frente.</text:p>
      <text:p text:style-name="P3">Estas grandes empresas fornecem a estrutura no qual o computador recebe componentes, dentro destes componentes temos basicamente dois fabricantes de processadores, arquitetura x86, utilizado em computadores, mas não em celulares, e três fabricantes de disco rígido.</text:p>
      <text:p text:style-name="P3">Quase todo o trabalho, e por consequência, o gasto energético é concentrado no processador, consequentemente onde ocorre o maior custo ambiental, já que seu uso intenso aquece sua estrutura metálica, exigindo seu resfriamento. Aparece então o impacto ambiental negativo deste processo eletrônico. Ahuja 2007, arquiteto sênior da Intel, publicou uma pesquisa <text:soft-page-break/>indicando que num <text:span text:style-name="T2">Data Center </text:span>convencional, 40% do total de energia consumida é utilizada para resfriamento dos processadores.</text:p>
      <text:p text:style-name="P3">Se todos os servidores do mundo estão basicamente estruturados em cima da tecnologia fornecida por duas empresas, cujo os produtos já atingiram o limite da eficiência tecnológica, não havendo diferença significativa no consumo destes, pode então utilizar o conceito de envelope proposto para caracterizar este estágio, como em Uusitalo e Mikkola, 1998.</text:p>
      <text:p text:style-name="P5">Ficando em seu eixo das absicissas o impacto ambiental (eficiência energética) e nas coordenadas o desempenho do processador. É necessário um salto tecnológico para “saltar” este “envelope”.</text:p>
      <text:p text:style-name="P3"><text:span text:style-name="T5">Num outro gráfico, com um eixo a mais, sendo este o tempo, a evolução desta curva ao longo dos anos, observa-se uma clara tendência de eficiência energética. </text:span>Porém, para escapar deste problema, algumas soluções criativas vem sendo implementadas, a empresa de busca por exemplo, montou um Data Center na Finlândia para aproveitar a água gelada do degelo para resfriar seus processadores alegando assim um impacto ambiental zero, para esta edificação e estrutura.</text:p>
      <text:p text:style-name="P3">Outro solução da mesma empresa para enfrentar este “envelope” tecnológico foi melhorar a tecnologia das edificações, ou seja, construir prédios mais eficientes na tarefa de dissipar o calor, assim a estrutura como um todo se torna mais eficiente, prédio e máquinas. Esta solução é bastante promissora e sua disseminação é esperada, apesar de não divulgar números precisos, a empresa de busca afirma que, além de uma tecnologia levemente superior ao seus concorrentes, detém prédios até 80% mais eficientes.</text:p>
      <text:p text:style-name="P3">As soluções tecnológicas também existem, assim como algumas destas empresas que afirmam ter uma tecnologia melhor, pode ser em termos de capacidade, mas de maneira mais ampla, é <text:s/>porque utiliza técnicas de gestão eficiente de informações e processos informacionais. Mesmo todos os computadores do mundo estando debruçado sobre a tecnologia de duas empresas fabricantes de processadores, ainda assim é possível utilizar esta tecnologia de maneira mais eficiente, evitando por exemplo “gastar” tempo do processador com requisições desnecessária, mesmo utilizando o mesmo produto, no saldo final pode-se obter uma tecnologia mais eficiente.</text:p>
      <text:p text:style-name="P3">Para melhorar a eficiência a maioria das empresas estudadas alega adotar práticas simples como não conectar nos computadores do Data Center nada mais do que o necessário, um mouse ou teclado conectados a mais em um servidor seria suficiente para atrapalhar. Além disso, todas alegam, até por esta ser uma finalidade em si de um super computador, utilizar a prática de virtualização de servidores, ou seja, um grande computador que estaria sendo dividido e utilizado como se fosse muitos computadores. Uma maneira inteligente de não precisar fabricar outro computador.</text:p>
      <text:p text:style-name="P3">A gestão da água parece ter um impacto ambiental, já que este é o material utilizado para o resfriamento dos processadores, para evitar ou diminuir isto, muitas empresas alegam a reutilização da água, evitando o consumo de água desnecessariamente.</text:p>
      <text:p text:style-name="P3"><draw:frame draw:style-name="fr2" draw:name="figura3" text:anchor-type="paragraph" svg:x="0.014cm" svg:y="-0.005cm" svg:width="16.013cm" svg:height="6.361cm" draw:z-index="1"><draw:image xlink:href="http://www.google.com/about/datacenters/gallery/images/_2000/LPP_014a.jpg" xlink:type="simple" xlink:show="embed" xlink:actuate="onLoad"/></draw:frame><text:soft-page-break/>Imagem 3: sistema de controle de águas, em variadas temperaturas, em <text:span text:style-name="T2">Data Center</text:span> de empresa de busca. Fonte: divulgada pela própria empresa.</text:p>
      <text:p text:style-name="P4">Impacto ambiental em números</text:p>
      <text:p text:style-name="P3">Apenas para se delimitar inicialmente os componentes do sistema, vou atribuir subjetivamente números para denominar a importância das variáveis, relembrando que não é o objetivo de um estudo exploratório a precisão dos dados, ainda mais com a metodologia de dados de coleta secundária. Aqui a exposição de números tem a finalidade de facilitar a discussão sobre o tema.</text:p>
      <text:h text:style-name="P10" text:outline-level="1">Limitações</text:h>
      <text:p text:style-name="P2">Além de <text:s/>todas as limitações de um estudo exploratório com análise de fontes secundárias, não foi coberto no escopo deste trabalho o descarte do material eletrônico, que muitas vezes contém metais pesados, mercúrio, arsênico, entre outros. A taxa de substituições dos equipamentos é muito rápida e o descarte inadequado é gerador de uma grande impacto ambiental, porém, apesar de achar este impacto relevante, foi preferido fazer um recorte de um sistema de <text:span text:style-name="T3">Data Center</text:span> em operação e focar nos impactos desta operação como um sistema fechado.</text:p>
      <text:h text:style-name="P10" text:outline-level="1">Resultados e Conclusão</text:h>
      <text:p text:style-name="P3">Acredita-se que o impacto da gestão virtual dos arquivos é mais eficiente em termo de economia de tempo, quanto ao impacto ambiental é existente porém incerto, acredita-se no salto tecnológico que irá transformar a tecnologia. Acredita-se na importância deste estudo pois o modo de vida tecnológico, advindo de avanços e barateamento da eletrônica, está se tornando cada vez mais presente em nossa sociedade. Apesar de aparentemente não ter consequências ambientais, a navegação na internet, compartilhamento de fotos e vídeos na internet, até mesmo o pagamento de contas pela web pode gerar impactos ambientais negativos.</text:p>
      <text:p text:style-name="P3">O impacto se torna significante quando se dimensiona em escala tanto consumo de dados, como resultado disto é necessário também aumentar a infra-estrutura para suportar estes serviços ininterruptos de informação. O impacto ambiental deste tipo de projeto pode ser <text:soft-page-break/>evitado com medidas simples, é esperado que o crescimento deste tipo de instalações continue crescendo fortemente. Espera-se que no Brasil, dentro dos próximos dez anos, a construção deste tipo de empreendido tenha um crescimento, pois pela própria lógica, sendo o Brasil um dos principais consumidores de internet, é natural que as grandes empresas inaugurem instalações aqui nos próximos anos, acredito que o impacto ambiental destas novas estruturas de comunicação pudem ser evitadas ou diminuídas com a adoção de práticas simples, principalmente no projeto de prédio, onde aparece ser a parte vital do controle de temperatura dos corredores e possível mecanismo de controle de temperatura para escapar ao “envelope” que a atual tecnologia de processadores se encontra.</text:p>
      <text:h text:style-name="P10" text:outline-level="1">Referências Bibliográficas</text:h>
      <text:p text:style-name="P3">Uusitalo, O., &amp; Mikkola, T. (2010). Revisiting the case of float glass: Understanding the industrial revolution through the design envelope. <text:span text:style-name="T1">European Journal of Innovation Management</text:span>, <text:span text:style-name="T1">13</text:span>(1), 24-45.</text:p>
      <text:p text:style-name="P1">Ahuja, N. (2012, March). Datacenter power savings through high ambient datacenter operation: CFD modeling study. In <text:span text:style-name="T1">Semiconductor Thermal Measurement and Management Symposium (SEMI-THERM), 2012 28th Annual IEEE</text:span> (pp. 104-107). IEEE.</text:p>
      <text:p text:style-name="P1">Porter A. (2011). Forecasting and Management of Technology. Willey Interscience. New York, 2011. Cap. 9 – Impact Assessment</text:p>
      <text:p text:style-name="P1">SCHOEMAKER, Paul J. H. Scenario Planning: A Tool for Strategic Thinking. Sloan Management Review, Winter 1995</text:p>
      <text:p text:style-name="P1">Kleindorfer, Susteinable Operations Management</text:p>
      <text:p text:style-name="P1">Falta 1 de metodologia</text:p>
      <text:p text:style-name="P1">1 Notícia <text:a xlink:type="simple" xlink:href="http://www.wsj.com/articles/SB10001424052702304868404579194290325348688">http://www.wsj.com/articles/SB10001424052702304868404579194290325348688</text:a></text:p>
      <text:p text:style-name="P1">1 lei Marco Civ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-serif" svg:font-family="sans-serif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Fett" style:font-family-generic="roman" style:font-pitch="variable"/>
    <style:font-face style:name="FreeSerif2" svg:font-family="FreeSerif" style:font-adornments="Kursiv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Oblique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variant="normal" fo:text-transform="none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erif2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margin-top="0.21cm" fo:margin-bottom="0.21cm" fo:text-indent="-0.76cm" style:auto-text-indent="false">
        <style:tab-stops/>
      </style:paragraph-properties>
      <style:text-properties fo:text-transform="uppercase" style:font-name="FreeSerif1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</meta:initial-creator>
    <meta:creation-date>2015-07-13T16:17:19</meta:creation-date>
    <dc:date>2015-07-16T23:23:29</dc:date>
    <dc:creator>Francisco </dc:creator>
    <meta:editing-duration>PT63H30M38S</meta:editing-duration>
    <meta:editing-cycles>83</meta:editing-cycles>
    <meta:generator>OpenOffice.org/3.2$Linux OpenOffice.org_project/320m12$Build-9483</meta:generator>
    <meta:document-statistic meta:table-count="1" meta:image-count="3" meta:object-count="0" meta:page-count="9" meta:paragraph-count="131" meta:word-count="2858" meta:character-count="18446"/>
  </office:meta>
</office:document-meta>
</file>